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33333" draw:fill-color="#dee6ef" draw:textarea-horizontal-align="justify" draw:textarea-vertical-align="middle" draw:auto-grow-height="false" fo:min-height="0.925cm" fo:min-width="1.777cm" draw:shadow="visible" draw:shadow-offset-x="0.071cm" draw:shadow-offset-y="0.071cm" draw:shadow-color="#666666"/>
      <style:paragraph-properties style:writing-mode="lr-tb"/>
    </style:style>
    <style:style style:name="gr2" style:family="graphic" style:parent-style-name="standard">
      <style:graphic-properties draw:stroke="none" svg:stroke-color="#333333" draw:fill-color="#eeeeee" draw:textarea-horizontal-align="justify" draw:textarea-vertical-align="middle" draw:auto-grow-height="false" fo:min-height="1.95cm" fo:min-width="4.388cm" draw:shadow="visible" draw:shadow-offset-x="0.035cm" draw:shadow-offset-y="0.035cm" draw:shadow-color="#666666" loext:shadow-blur="0cm"/>
      <style:paragraph-properties style:writing-mode="lr-tb"/>
    </style:style>
    <style:style style:name="gr3" style:family="graphic" style:parent-style-name="standard">
      <style:graphic-properties draw:stroke="none" svg:stroke-color="#333333" draw:fill-color="#dee6ef" draw:textarea-horizontal-align="justify" draw:textarea-vertical-align="middle" draw:auto-grow-height="false" fo:min-height="0.925cm" fo:min-width="1.972cm" draw:shadow="visible" draw:shadow-offset-x="0.071cm" draw:shadow-offset-y="0.071cm" draw:shadow-color="#666666"/>
      <style:paragraph-properties style:writing-mode="lr-tb"/>
    </style:style>
    <style:style style:name="gr4" style:family="graphic" style:parent-style-name="standard">
      <style:graphic-properties draw:stroke="none" svg:stroke-color="#333333" draw:fill-color="#eeeeee" draw:textarea-horizontal-align="justify" draw:textarea-vertical-align="middle" draw:auto-grow-height="false" fo:min-height="1.173cm" fo:min-width="3.952cm" draw:shadow="visible" draw:shadow-offset-x="0.071cm" draw:shadow-offset-y="0.071cm" draw:shadow-color="#666666"/>
      <style:paragraph-properties style:writing-mode="lr-tb"/>
    </style:style>
    <style:style style:name="gr5" style:family="graphic" style:parent-style-name="standard">
      <style:graphic-properties draw:stroke="none" svg:stroke-color="#333333" draw:fill-color="#eeeeee" draw:textarea-horizontal-align="justify" draw:textarea-vertical-align="middle" draw:auto-grow-height="false" fo:min-height="1.962cm" fo:min-width="3.301cm" draw:shadow="visible" draw:shadow-offset-x="0.071cm" draw:shadow-offset-y="0.071cm" draw:shadow-color="#666666"/>
      <style:paragraph-properties style:writing-mode="lr-tb"/>
    </style:style>
    <style:style style:name="gr6" style:family="graphic" style:parent-style-name="standard">
      <style:graphic-properties draw:stroke="none" svg:stroke-color="#333333" draw:fill-color="#eeeeee" draw:textarea-horizontal-align="justify" draw:textarea-vertical-align="middle" draw:auto-grow-height="false" fo:min-height="1.173cm" fo:min-width="3.339cm" draw:shadow="visible" draw:shadow-offset-x="0.071cm" draw:shadow-offset-y="0.071cm" draw:shadow-color="#666666" loext:shadow-blur="0cm"/>
      <style:paragraph-properties style:writing-mode="lr-tb"/>
    </style:style>
    <style:style style:name="gr7" style:family="graphic" style:parent-style-name="standard">
      <style:graphic-properties draw:stroke="none" svg:stroke-color="#333333" draw:fill-color="#eeeeee" draw:textarea-horizontal-align="justify" draw:textarea-vertical-align="middle" draw:auto-grow-height="false" fo:min-height="1.173cm" fo:min-width="3.339cm" draw:shadow="visible" draw:shadow-offset-x="0.071cm" draw:shadow-offset-y="0.071cm" draw:shadow-color="#666666"/>
      <style:paragraph-properties style:writing-mode="lr-tb"/>
    </style:style>
    <style:style style:name="gr8" style:family="graphic" style:parent-style-name="standard">
      <style:graphic-properties draw:stroke="none" svg:stroke-color="#333333" draw:fill-color="#eeeeee" draw:textarea-horizontal-align="justify" draw:textarea-vertical-align="middle" draw:auto-grow-height="false" fo:min-height="2.046cm" fo:min-width="4.378cm" draw:shadow="visible" draw:shadow-offset-x="0.071cm" draw:shadow-offset-y="0.071cm" draw:shadow-color="#666666"/>
      <style:paragraph-properties style:writing-mode="lr-tb"/>
    </style:style>
    <style:style style:name="gr9" style:family="graphic" style:parent-style-name="standard">
      <style:graphic-properties draw:stroke="none" svg:stroke-color="#333333" draw:fill-color="#dee6ef" draw:textarea-horizontal-align="justify" draw:textarea-vertical-align="middle" draw:auto-grow-height="false" fo:min-height="0.919cm" fo:min-width="2.066cm" draw:shadow="visible" draw:shadow-offset-x="0.071cm" draw:shadow-offset-y="0.071cm" draw:shadow-color="#666666"/>
      <style:paragraph-properties style:writing-mode="lr-tb"/>
    </style:style>
    <style:style style:name="gr10" style:family="graphic" style:parent-style-name="objectwithoutfill">
      <style:graphic-properties svg:stroke-width="0.081cm" svg:stroke-color="#333333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dash" draw:stroke-dash="Dash" svg:stroke-width="0.081cm" svg:stroke-color="#333333" draw:marker-start-width="0.321cm" draw:marker-end-width="0.321cm" svg:stroke-linecap="butt" draw:fill="none" draw:fill-color="#eeeeee" draw:textarea-horizontal-align="justify" draw:textarea-vertical-align="middle" draw:auto-grow-height="false" fo:min-height="0.349cm" fo:min-width="2.18cm" fo:padding-top="0.165cm" fo:padding-bottom="0.165cm" fo:padding-left="0.29cm" fo:padding-right="0.29cm" draw:shadow="hidden" draw:shadow-offset-x="0.071cm" draw:shadow-offset-y="0.071cm" draw:shadow-color="#666666"/>
      <style:paragraph-properties style:writing-mode="lr-tb"/>
    </style:style>
    <style:style style:name="gr12" style:family="graphic" style:parent-style-name="standard">
      <style:graphic-properties draw:stroke="none" svg:stroke-color="#333333" draw:fill-color="#ffffd7" draw:textarea-horizontal-align="justify" draw:textarea-vertical-align="middle" draw:auto-grow-height="false" fo:min-height="1.487cm" fo:min-width="3.286cm" draw:shadow="visible" draw:shadow-offset-x="0.071cm" draw:shadow-offset-y="0.071cm" draw:shadow-color="#666666" loext:shadow-blur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dee6ef"/>
      <style:paragraph-properties fo:text-align="center" style:writing-mode="lr-tb"/>
    </style:style>
    <style:style style:name="P3" style:family="paragraph">
      <loext:graphic-properties draw:fill-color="#eeeeee"/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font-size="18pt" style:font-size-asian="18pt" style:font-size-complex="18pt"/>
    </style:style>
    <style:style style:name="P5" style:family="paragraph">
      <loext:graphic-properties draw:fill-color="#dee6ef"/>
      <style:paragraph-properties fo:text-align="center" style:writing-mode="lr-tb"/>
      <style:text-properties fo:font-size="18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eeeeee"/>
      <style:paragraph-properties fo:text-align="center" style:writing-mode="lr-tb"/>
    </style:style>
    <style:style style:name="P8" style:family="paragraph">
      <loext:graphic-properties draw:fill-color="#ffffd7"/>
      <style:paragraph-properties fo:text-align="center" style:writing-mode="lr-tb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2.403cm" svg:height="1.301cm" svg:x="1.469cm" svg:y="0.091cm">
          <text:p text:style-name="P1">NPR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7" draw:id="id7" draw:layer="layout" svg:width="5.126cm" svg:height="2.438cm" svg:x="0.107cm" svg:y="2.555cm">
          <text:p text:style-name="P1">P flows</text:p>
          <text:p text:style-name="P1"><text:span text:style-name="T1">(WWTPs reporting in NPRI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" draw:id="id1" draw:layer="layout" svg:width="2.598cm" svg:height="1.301cm" svg:x="13.107cm" svg:y="0.091cm">
          <text:p text:style-name="P1">W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8" draw:id="id8" draw:layer="layout" svg:width="4.604cm" svg:height="1.575cm" svg:x="6.381cm" svg:y="8.92cm">
          <text:p text:style-name="P1">P concent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2" draw:id="id2" draw:layer="layout" svg:width="4.039cm" svg:height="2.45cm" svg:x="9.968cm" svg:y="2.549cm">
          <text:p text:style-name="P1">WWTPs reporting in NPR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3" draw:id="id3" draw:layer="layout" svg:width="4.039cm" svg:height="2.45cm" svg:x="14.854cm" svg:y="2.549cm">
          <text:p text:style-name="P1">WWTPs no reporting in NPR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4" draw:id="id4" draw:layer="layout" svg:width="3.991cm" svg:height="1.575cm" svg:x="9.992cm" svg:y="5.928cm">
          <text:p text:style-name="P1">Wastewater flow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5" draw:id="id5" draw:layer="layout" svg:width="3.991cm" svg:height="1.575cm" svg:x="14.878cm" svg:y="5.928cm">
          <text:p text:style-name="P1">Wastewater flow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9" draw:id="id9" draw:layer="layout" svg:width="5.126cm" svg:height="2.544cm" svg:x="11.943cm" svg:y="8.435cm">
          <text:p text:style-name="P1">P flows</text:p>
          <text:p text:style-name="P1"><text:span text:style-name="T1">(WWTPs no reporting in NPRI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xml:id="id11" draw:id="id11" draw:layer="layout" svg:width="2.692cm" svg:height="1.295cm" svg:x="7.337cm" svg:y="15.995cm">
          <text:p text:style-name="P4"><text:span text:style-name="T2">MTW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6" draw:layer="layout" draw:line-skew="-0.134cm" svg:x1="14.406cm" svg:y1="1.392cm" svg:x2="11.987cm" svg:y2="2.549cm" draw:start-shape="id1" draw:start-glue-point="2" draw:end-shape="id2" draw:end-glue-point="0" svg:d="M14406 1392v480h-2419v677" svg:viewBox="0 0 2420 1158">
          <text:p/>
        </draw:connector>
        <draw:connector draw:style-name="gr10" draw:text-style-name="P6" draw:layer="layout" draw:line-skew="-0.134cm" svg:x1="14.406cm" svg:y1="1.392cm" svg:x2="16.873cm" svg:y2="2.549cm" draw:start-shape="id1" draw:start-glue-point="2" draw:end-shape="id3" draw:end-glue-point="0" svg:d="M14406 1392v480h2467v677" svg:viewBox="0 0 2468 1158">
          <text:p/>
        </draw:connector>
        <draw:connector draw:style-name="gr10" draw:text-style-name="P6" draw:layer="layout" svg:x1="11.987cm" svg:y1="4.999cm" svg:x2="11.987cm" svg:y2="5.928cm" draw:start-shape="id2" draw:start-glue-point="2" draw:end-shape="id4" draw:end-glue-point="0" svg:d="M11987 4999v929" svg:viewBox="0 0 1 930">
          <text:p/>
        </draw:connector>
        <draw:connector draw:style-name="gr10" draw:text-style-name="P6" draw:layer="layout" svg:x1="16.873cm" svg:y1="4.999cm" svg:x2="16.873cm" svg:y2="5.928cm" draw:start-shape="id3" draw:start-glue-point="2" draw:end-shape="id5" draw:end-glue-point="0" svg:d="M16873 4999v929" svg:viewBox="0 0 1 930">
          <text:p/>
        </draw:connector>
        <draw:connector draw:style-name="gr10" draw:text-style-name="P6" draw:layer="layout" svg:x1="2.67cm" svg:y1="1.392cm" svg:x2="2.67cm" svg:y2="2.555cm" draw:start-shape="id6" draw:start-glue-point="2" draw:end-shape="id7" draw:end-glue-point="0" svg:d="M2670 1392v1163" svg:viewBox="0 0 1 1164">
          <text:p/>
        </draw:connector>
        <draw:connector draw:style-name="gr10" draw:text-style-name="P6" draw:layer="layout" draw:line-skew="-0.173cm" svg:x1="5.233cm" svg:y1="3.774cm" svg:x2="6.381cm" svg:y2="9.707cm" draw:start-shape="id7" draw:start-glue-point="1" draw:end-shape="id8" draw:end-glue-point="3" svg:d="M5233 3774h419v5933h729" svg:viewBox="0 0 1149 5934">
          <text:p/>
        </draw:connector>
        <draw:connector draw:style-name="gr10" draw:text-style-name="P6" draw:layer="layout" svg:x1="9.992cm" svg:y1="6.715cm" svg:x2="8.683cm" svg:y2="8.92cm" draw:start-shape="id4" draw:start-glue-point="3" draw:end-shape="id8" draw:end-glue-point="0" svg:d="M9992 6715h-1309v2205" svg:viewBox="0 0 1310 2206">
          <text:p/>
        </draw:connector>
        <draw:connector draw:style-name="gr10" draw:text-style-name="P6" draw:layer="layout" svg:x1="10.985cm" svg:y1="9.707cm" svg:x2="11.943cm" svg:y2="9.707cm" draw:start-shape="id8" draw:start-glue-point="1" draw:end-shape="id9" svg:d="M10985 9707h958" svg:viewBox="0 0 959 1">
          <text:p/>
        </draw:connector>
        <draw:connector draw:style-name="gr10" draw:text-style-name="P6" draw:layer="layout" draw:line-skew="-0.165cm" svg:x1="18.869cm" svg:y1="6.715cm" svg:x2="17.069cm" svg:y2="9.707cm" draw:start-shape="id5" draw:start-glue-point="1" draw:end-shape="id9" draw:end-glue-point="1" svg:d="M18869 6715h406v2992h-2206" svg:viewBox="0 0 2207 2993">
          <text:p/>
        </draw:connector>
        <draw:connector draw:style-name="gr10" draw:text-style-name="P6" draw:layer="layout" svg:x1="14.506cm" svg:y1="10.979cm" svg:x2="10.669cm" svg:y2="13.411cm" draw:start-shape="id9" draw:start-glue-point="2" draw:end-shape="id10" draw:end-glue-point="1" svg:d="M14506 10979v2432h-3837" svg:viewBox="0 0 3838 2433">
          <text:p/>
        </draw:connector>
        <draw:custom-shape draw:style-name="gr11" draw:text-style-name="P7" draw:layer="layout" svg:width="2.832cm" svg:height="0.751cm" svg:x="8.933cm" svg:y="14.972cm">
          <text:p text:style-name="P1"><text:span text:style-name="T3">Valid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xml:id="id10" draw:id="id10" draw:layer="layout" svg:width="3.972cm" svg:height="1.923cm" svg:x="6.697cm" svg:y="12.45cm">
          <text:p text:style-name="P1">P flows</text:p>
          <text:p text:style-name="P1"><text:span text:style-name="T1">(WWPs total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6" draw:layer="layout" svg:x1="8.683cm" svg:y1="15.995cm" svg:x2="8.683cm" svg:y2="14.373cm" draw:start-shape="id11" draw:start-glue-point="0" draw:end-shape="id10" draw:end-glue-point="2" svg:d="M8683 15995v-1622" svg:viewBox="0 0 1 1623">
          <text:p/>
        </draw:connector>
        <draw:connector draw:style-name="gr10" draw:text-style-name="P6" draw:layer="layout" svg:x1="2.67cm" svg:y1="4.993cm" svg:x2="6.697cm" svg:y2="13.411cm" draw:start-shape="id7" draw:start-glue-point="2" draw:end-shape="id10" draw:end-glue-point="3" svg:d="M2670 4993v8418h4027" svg:viewBox="0 0 4028 841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507cm" fo:page-height="17.4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8-17T11:31:12.600421759</dc:date>
    <meta:editing-duration>PT1H24M27S</meta:editing-duration>
    <meta:editing-cycles>10</meta:editing-cycles>
    <meta:generator>LibreOffice/7.2.7.2$Linux_X86_64 LibreOffice_project/20$Build-2</meta:generator>
    <meta:document-statistic meta:object-count="24"/>
  </office:meta>
</office:document-meta>
</file>